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use-window-font-color="true" style:font-name="Arial-BoldMT" fo:font-size="8.5pt" fo:letter-spacing="normal" fo:font-style="normal" fo:font-weight="bold" style:font-name-asian="Arial-BoldMT" style:font-size-asian="18pt" style:font-weight-asian="bold" style:font-name-complex="Arial-BoldMT" style:font-size-complex="18pt" style:font-weight-complex="bold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75747776" text:id="ct1061028757477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25312" text:id="ct1061028757253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7968" text:id="ct106102875747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26656" text:id="ct1061028757266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46624" text:id="ct1061028757466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25120" text:id="ct1061028757251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47776"/><text:change-start text:change-id="ct106102875725312"/>Adopt<text:change-end text:change-id="ct106102875725312"/>ed<text:change-start text:change-id="ct106102875747968"/> as a <text:change-end text:change-id="ct106102875747968"/>NMRA <text:change-start text:change-id="ct106102875726656"/>Standard<text:change-end text:change-id="ct106102875726656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46624"/><text:change-start text:change-id="ct106102875725120"/>Version History<text:change-end text:change-id="ct1061028757251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21:14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4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21:14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6"/>
  </office:meta>
</office:document-meta>
</file>